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48.19pt"/>
    </style:style>
    <style:style style:name="ro1" style:family="table-row">
      <style:table-row-properties style:row-height="20.24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eading_20_1" style:data-style-name="N0">
      <style:table-cell-properties fo:border-bottom="2.49pt solid #5b9bd5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order-bottom="none" fo:background-color="#adb9c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none"/>
    </style:style>
    <style:style style:name="ce10" style:family="table-cell" style:parent-style-name="Default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</style:style>
    <style:style style:name="ce11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adb9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order-bottom="none" fo:background-color="#adb9c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none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adb9ca" style:diagonal-bl-tr="none" style:diagonal-tl-br="none" fo:border="none" style:rotation-align="none"/>
    </style:style>
    <style:style style:name="ce23" style:family="table-cell" style:parent-style-name="Default">
      <style:table-cell-properties fo:border-bottom="0.74pt solid #000000" fo:background-color="#adb9ca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ackground-color="#f8cb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-bottom="none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none"/>
    </style:style>
    <style:style style:name="ce32" style:family="table-cell" style:parent-style-name="Default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</style:style>
    <style:style style:name="ce33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mputer Lab Sign Up Sheet <text:s/>Week of: ________________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style-name="ce4" table:number-columns-repeated="1018"/>
        </table:table-row>
        <table:table-row table:style-name="ro3">
          <table:table-cell table:style-name="ce3" office:value-type="time" office:time-value="PT08H00M00S" calcext:value-type="time">
            <text:p>8:00 AM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time" office:time-value="PT08H15M00S" calcext:value-type="time">
            <text:p>8:15 AM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time" office:time-value="PT08H30M00S" calcext:value-type="time">
            <text:p>8:30 AM</text:p>
          </table:table-cell>
          <table:table-cell table:style-name="ce6" table:number-columns-repeated="5"/>
          <table:table-cell table:number-columns-repeated="1018"/>
        </table:table-row>
        <table:table-row table:style-name="ro4">
          <table:table-cell table:style-name="ce3" office:value-type="time" office:time-value="PT08H45M00S" calcext:value-type="time">
            <text:p>8:45 AM</text:p>
          </table:table-cell>
          <table:table-cell table:style-name="ce6"/>
          <table:table-cell table:style-name="ce17" office:value-type="string" calcext:value-type="string" table:number-columns-spanned="1" table:number-rows-spanned="3">
            <text:p>2nd Grade 8:40-9:20</text:p>
          </table:table-cell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3" office:value-type="time" office:time-value="PT09H00M00S" calcext:value-type="time">
            <text:p>9:00 AM</text:p>
          </table:table-cell>
          <table:table-cell table:style-name="ce7"/>
          <table:covered-table-cell table:style-name="ce18"/>
          <table:table-cell table:style-name="ce6"/>
          <table:table-cell table:style-name="ce7"/>
          <table:table-cell table:style-name="ce6"/>
          <table:table-cell table:number-columns-repeated="1018"/>
        </table:table-row>
        <table:table-row table:style-name="ro3">
          <table:table-cell table:style-name="ce3" office:value-type="time" office:time-value="PT09H15M00S" calcext:value-type="time">
            <text:p>9:15 AM</text:p>
          </table:table-cell>
          <table:table-cell table:style-name="ce7"/>
          <table:covered-table-cell table:style-name="ce19"/>
          <table:table-cell table:style-name="ce6"/>
          <table:table-cell table:style-name="ce7"/>
          <table:table-cell table:style-name="ce6"/>
          <table:table-cell table:number-columns-repeated="1018"/>
        </table:table-row>
        <table:table-row table:style-name="ro3">
          <table:table-cell table:style-name="ce3" office:value-type="time" office:time-value="PT09H30M00S" calcext:value-type="time">
            <text:p>9:30 AM</text:p>
          </table:table-cell>
          <table:table-cell table:style-name="ce7"/>
          <table:table-cell table:style-name="ce20"/>
          <table:table-cell table:style-name="ce6"/>
          <table:table-cell table:style-name="ce7"/>
          <table:table-cell table:style-name="ce6"/>
          <table:table-cell table:number-columns-repeated="1018"/>
        </table:table-row>
        <table:table-row table:style-name="ro3">
          <table:table-cell table:style-name="ce3" office:value-type="time" office:time-value="PT09H45M00S" calcext:value-type="time">
            <text:p>9:45 AM</text:p>
          </table:table-cell>
          <table:table-cell table:style-name="ce7"/>
          <table:table-cell table:style-name="ce20"/>
          <table:table-cell table:style-name="ce6"/>
          <table:table-cell table:style-name="ce7"/>
          <table:table-cell table:style-name="ce6"/>
          <table:table-cell table:number-columns-repeated="1018"/>
        </table:table-row>
        <table:table-row table:style-name="ro3">
          <table:table-cell table:style-name="ce3" office:value-type="time" office:time-value="PT10H00M00S" calcext:value-type="time">
            <text:p>10:00 AM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time" office:time-value="PT10H15M00S" calcext:value-type="time">
            <text:p>10:15 AM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time" office:time-value="PT10H30M00S" calcext:value-type="time">
            <text:p>10:30 AM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time" office:time-value="PT10H45M00S" calcext:value-type="time">
            <text:p>10:45 AM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time" office:time-value="PT11H00M00S" calcext:value-type="time">
            <text:p>11:00 AM</text:p>
          </table:table-cell>
          <table:table-cell table:style-name="ce8" office:value-type="string" calcext:value-type="string" table:number-columns-spanned="5" table:number-rows-spanned="1">
            <text:p>12th Grade English 11:00-11:45</text:p>
          </table:table-cell>
          <table:covered-table-cell table:number-columns-repeated="3" table:style-name="ce21"/>
          <table:covered-table-cell table:style-name="ce30"/>
          <table:table-cell table:number-columns-repeated="1018"/>
        </table:table-row>
        <table:table-row table:style-name="ro3">
          <table:table-cell table:style-name="ce3" office:value-type="time" office:time-value="PT11H15M00S" calcext:value-type="time">
            <text:p>11:15 AM</text:p>
          </table:table-cell>
          <table:table-cell table:style-name="ce9"/>
          <table:table-cell table:style-name="ce22" table:number-columns-repeated="3"/>
          <table:table-cell table:style-name="ce31"/>
          <table:table-cell table:number-columns-repeated="1018"/>
        </table:table-row>
        <table:table-row table:style-name="ro3">
          <table:table-cell table:style-name="ce3" office:value-type="time" office:time-value="PT11H30M00S" calcext:value-type="time">
            <text:p>11:30 AM</text:p>
          </table:table-cell>
          <table:table-cell table:style-name="ce9"/>
          <table:table-cell table:style-name="ce22" table:number-columns-repeated="3"/>
          <table:table-cell table:style-name="ce31"/>
          <table:table-cell table:number-columns-repeated="1018"/>
        </table:table-row>
        <table:table-row table:style-name="ro3">
          <table:table-cell table:style-name="ce3" office:value-type="time" office:time-value="PT11H45M00S" calcext:value-type="time">
            <text:p>11:45 AM</text:p>
          </table:table-cell>
          <table:table-cell table:style-name="ce10"/>
          <table:table-cell table:style-name="ce23" table:number-columns-repeated="3"/>
          <table:table-cell table:style-name="ce32"/>
          <table:table-cell table:number-columns-repeated="1018"/>
        </table:table-row>
        <table:table-row table:style-name="ro3">
          <table:table-cell table:style-name="ce3" office:value-type="time" office:time-value="PT12H00M00S" calcext:value-type="time">
            <text:p>12:00 PM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time" office:time-value="PT12H15M00S" calcext:value-type="time">
            <text:p>12:15 PM</text:p>
          </table:table-cell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3" office:value-type="time" office:time-value="PT12H30M00S" calcext:value-type="time">
            <text:p>12:30 PM</text:p>
          </table:table-cell>
          <table:table-cell table:style-name="ce11" office:value-type="string" calcext:value-type="string" table:number-columns-spanned="5" table:number-rows-spanned="3">
            <text:p>12th Grade Computers 12:20-1:05</text:p>
          </table:table-cell>
          <table:covered-table-cell table:number-columns-repeated="3" table:style-name="ce24"/>
          <table:covered-table-cell table:style-name="ce33"/>
          <table:table-cell table:number-columns-repeated="1018"/>
        </table:table-row>
        <table:table-row table:style-name="ro3">
          <table:table-cell table:style-name="ce3" office:value-type="time" office:time-value="PT12H45M00S" calcext:value-type="time">
            <text:p>12:45 PM</text:p>
          </table:table-cell>
          <table:covered-table-cell table:style-name="ce12"/>
          <table:covered-table-cell table:number-columns-repeated="3" table:style-name="ce25"/>
          <table:covered-table-cell table:style-name="ce34"/>
          <table:table-cell table:number-columns-repeated="1018"/>
        </table:table-row>
        <table:table-row table:style-name="ro3">
          <table:table-cell table:style-name="ce3" office:value-type="time" office:time-value="PT13H00M00S" calcext:value-type="time">
            <text:p>1:00 PM</text:p>
          </table:table-cell>
          <table:covered-table-cell table:style-name="ce13"/>
          <table:covered-table-cell table:number-columns-repeated="3" table:style-name="ce26"/>
          <table:covered-table-cell table:style-name="ce35"/>
          <table:table-cell table:number-columns-repeated="1018"/>
        </table:table-row>
        <table:table-row table:style-name="ro3">
          <table:table-cell table:style-name="ce3" office:value-type="time" office:time-value="PT13H15M00S" calcext:value-type="time">
            <text:p>1:15 PM</text:p>
          </table:table-cell>
          <table:table-cell table:style-name="ce14" office:value-type="string" calcext:value-type="string" table:number-columns-spanned="1" table:number-rows-spanned="4">
            <text:p>7th/8th Grade <text:s/>1:10-2:00</text:p>
          </table:table-cell>
          <table:table-cell table:style-name="ce27" office:value-type="string" calcext:value-type="string" table:number-columns-spanned="1" table:number-rows-spanned="3">
            <text:p>5th/6th Grade <text:s text:c="4"/>1:10-1:55</text:p>
          </table:table-cell>
          <table:table-cell table:style-name="ce14" office:value-type="string" calcext:value-type="string" table:number-columns-spanned="1" table:number-rows-spanned="4">
            <text:p>7th/8th Grade <text:s/>1:10-2:00</text:p>
          </table:table-cell>
          <table:table-cell table:style-name="ce27" office:value-type="string" calcext:value-type="string" table:number-columns-spanned="1" table:number-rows-spanned="3">
            <text:p>4th Grade <text:s text:c="4"/>1:10-1:55</text:p>
          </table:table-cell>
          <table:table-cell table:style-name="ce14" office:value-type="string" calcext:value-type="string" table:number-columns-spanned="1" table:number-rows-spanned="4">
            <text:p>7th/8th Grade <text:s/>1:10-2:00</text:p>
          </table:table-cell>
          <table:table-cell table:number-columns-repeated="1018"/>
        </table:table-row>
        <table:table-row table:style-name="ro3">
          <table:table-cell table:style-name="ce3" office:value-type="time" office:time-value="PT13H30M00S" calcext:value-type="time">
            <text:p>1:30 PM</text:p>
          </table:table-cell>
          <table:covered-table-cell table:style-name="ce15"/>
          <table:covered-table-cell table:style-name="ce28"/>
          <table:covered-table-cell table:style-name="ce15"/>
          <table:covered-table-cell table:style-name="ce28"/>
          <table:covered-table-cell table:style-name="ce15"/>
          <table:table-cell table:number-columns-repeated="1018"/>
        </table:table-row>
        <table:table-row table:style-name="ro3">
          <table:table-cell table:style-name="ce3" office:value-type="time" office:time-value="PT13H45M00S" calcext:value-type="time">
            <text:p>1:45 PM</text:p>
          </table:table-cell>
          <table:covered-table-cell table:style-name="ce15"/>
          <table:covered-table-cell table:style-name="ce29"/>
          <table:covered-table-cell table:style-name="ce15"/>
          <table:covered-table-cell table:style-name="ce29"/>
          <table:covered-table-cell table:style-name="ce15"/>
          <table:table-cell table:number-columns-repeated="1018"/>
        </table:table-row>
        <table:table-row table:style-name="ro3">
          <table:table-cell table:style-name="ce3" office:value-type="time" office:time-value="PT14H00M00S" calcext:value-type="time">
            <text:p>2:00 PM</text:p>
          </table:table-cell>
          <table:covered-table-cell table:style-name="ce16"/>
          <table:table-cell table:style-name="ce6"/>
          <table:covered-table-cell table:style-name="ce16"/>
          <table:table-cell table:style-name="ce6"/>
          <table:covered-table-cell table:style-name="ce16"/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al_Endtime" table:base-cell-address="$Sheet1.$A$1" table:expression="0.999305555555556"/>
        <table:named-expression table:name="CurrentTime" table:base-cell-address="$Sheet1.$A$1" table:expression="TIME(HOUR(NOW());MINUTE(NOW());SECOND(NOW()))"/>
        <table:named-expression table:name="Increment" table:base-cell-address="$Sheet1.$A$1" table:expression="TIME(0;MinuteInterval;0)"/>
        <table:named-expression table:name="MinuteInterval" table:base-cell-address="$Sheet1.$A$1" table:expression="--LEFT(MinuteText;2)"/>
        <table:named-range table:name="MinuteText" table:base-cell-address="$Sheet1.$A$1" table:cell-range-address="$Sheet1.$G$3"/>
        <table:named-range table:name="ScheduleStart" table:base-cell-address="$Sheet1.$A$1" table:cell-range-address="$Sheet1.$F$3"/>
        <table:named-expression table:name="ThisWeekday" table:base-cell-address="$Sheet1.$A$1" table:expression="CHOOSE(WEEKDAY(TODAY());&quot;Sunday&quot;;&quot;Monday&quot;;&quot;Tuesday&quot;;&quot;Wednesday&quot;;&quot;Thursday&quot;;&quot;Friday&quot;;&quot;Saturday&quot;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/>
    </number:number-style>
    <number:number-style style:name="N125P1" style:volatile="true">
      <number:text/>
    </number:number-style>
    <number:number-style style:name="N125P2" style:volatile="true">
      <number:text/>
    </number:number-style>
    <number:text-style style:name="N125"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0140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40" number:language="en" number:country="US">
      <number:text-content/>
      <style:map style:condition="value()&lt;=1.79769313486232E+308" style:apply-style-name="N10140P0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able_5f_Details" style:display-name="Table_Details" style:family="table-cell" style:parent-style-name="Defaul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ime" style:family="table-cell" style:parent-style-name="Default" style:data-style-name="N1014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oravetz</meta:initial-creator>
    <dc:creator>Sarah Moravetz</dc:creator>
    <meta:print-date>2017-03-05T08:08:23</meta:print-date>
    <meta:creation-date>2017-02-20T05:41:42</meta:creation-date>
    <dc:date>2017-03-05T08:09:51</dc:date>
    <meta:generator>LibreOffice/5.4.3.2$Linux_X86_64 LibreOffice_project/40m0$Build-2</meta:generator>
    <meta:document-statistic meta:table-count="1" meta:cell-count="4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